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4499" officeooo:paragraph-rsid="001e4499"/>
    </style:style>
    <style:style style:name="P2" style:family="paragraph" style:parent-style-name="Standard">
      <style:text-properties officeooo:rsid="001ea542" officeooo:paragraph-rsid="001ea542"/>
    </style:style>
    <style:style style:name="P3" style:family="paragraph" style:parent-style-name="Standard">
      <style:text-properties officeooo:paragraph-rsid="001ea542"/>
    </style:style>
    <style:style style:name="T1" style:family="text">
      <style:text-properties officeooo:rsid="001ea5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 the first statement, the function is passed but not called yet, it will be called after 2 secs,</text:p>
      <text:p text:style-name="P1">but, in the second statement, the function is already called and will not wait for 2 secs to be executed</text:p>
      <text:p text:style-name="P1"/>
      <text:p text:style-name="P1">2- the first one 6</text:p>
      <text:p text:style-name="P1">the second one 6</text:p>
      <text:p text:style-name="P1"/>
      <text:p text:style-name="P1">3- function booyah1() {</text:p>
      <text:p text:style-name="P1"><text:tab/>alert(“BOOYAH!”);</text:p>
      <text:p text:style-name="P1">}</text:p>
      <text:p text:style-name="P1"/>
      <text:p text:style-name="P1">function booyah2() {</text:p>
      <text:p text:style-name="P1"><text:tab/>setTimeout(booyah1, 2000);</text:p>
      <text:p text:style-name="P1">}</text:p>
      <text:p text:style-name="P1"/>
      <text:p text:style-name="P3"><text:span text:style-name="T1">4- it’s separation of functionality, i.e to separate</text:span> web site into 3 major categories: </text:p>
      <text:p text:style-name="P3">- content (HTML) - what is it? </text:p>
      <text:p text:style-name="P3">- presentation (CSS) - how does it look? </text:p>
      <text:p text:style-name="P3">- behavior (JavaScript) - how does it respond to user interaction?</text:p>
      <text:p text:style-name="P3"/>
      <text:p text:style-name="P2">We should do unobtrusive javascript by separating the js file from the HTML; by including the &lt;script&gt; tag in the &lt;head&gt; tag referencing the js file, but while doing that we have to implement windows.onload event inside that file to prevent any error that could happen from loading the js file before the entire DOM elements, as it’s in the top of the HTML fil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3T22:08:51.802108966</meta:creation-date>
    <dc:date>2021-05-23T22:55:33.719226530</dc:date>
    <meta:editing-duration>PT36M31S</meta:editing-duration>
    <meta:editing-cycles>1</meta:editing-cycles>
    <meta:document-statistic meta:table-count="0" meta:image-count="0" meta:object-count="0" meta:page-count="1" meta:paragraph-count="15" meta:word-count="169" meta:character-count="919" meta:non-whitespace-character-count="763"/>
    <meta:generator>LibreOffice/6.4.6.2$Linux_X86_64 LibreOffice_project/40$Build-2</meta:generator>
  </office:meta>
</office:document-meta>
</file>